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118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18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118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18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Currency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3" table:default-cell-style-name="ce8"/>
        <table:table-column table:style-name="co2" table:default-cell-style-name="ce11"/>
        <table:table-row table:style-name="ro1">
          <table:table-cell office:value-type="string" calcext:value-type="string">
            <text:p>LOCAL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11.75" calcext:value-type="float">
            <text:p>$ 1.211,75</text:p>
          </table:table-cell>
          <table:table-cell table:formula="of:=[.C1]*2/100" office:value-type="float" office:value="24.235" calcext:value-type="float">
            <text:p>$ 24,24</text:p>
          </table:table-cell>
          <table:table-cell table:style-name="ce7" office:value-type="float" office:value="3619.13" calcext:value-type="float">
            <text:p>$ 3.619,13</text:p>
          </table:table-cell>
          <table:table-cell table:style-name="ce7" office:value-type="float" office:value="1206.38" calcext:value-type="float">
            <text:p>$ 1.206,38</text:p>
          </table:table-cell>
          <table:table-cell table:formula="of:=SUM([.C1:.F1])" office:value-type="float" office:value="6061.495" calcext:value-type="float">
            <text:p>$ 6.061,50</text:p>
          </table:table-cell>
        </table:table-row>
        <table:table-row table:style-name="ro1">
          <table:table-cell office:value-type="string" calcext:value-type="string">
            <text:p>PB (ITKIN L.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2]*75/100" office:value-type="float" office:value="3108.6" calcext:value-type="float">
            <text:p>$ 3.108,60</text:p>
          </table:table-cell>
          <table:table-cell table:formula="of:=[.G2]-[.E2]" office:value-type="float" office:value="1036.2" calcext:value-type="float">
            <text:p>$ 1.036,20</text:p>
          </table:table-cell>
          <table:table-cell office:value-type="float" office:value="4144.8" calcext:value-type="float">
            <text:p>$ 4.144,80</text:p>
          </table:table-cell>
        </table:table-row>
        <table:table-row table:style-name="ro2">
          <table:table-cell office:value-type="string" calcext:value-type="string">
            <text:p>1º (SLAFTEIN M.)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3]*75/100" office:value-type="float" office:value="3939.825" calcext:value-type="float">
            <text:p>$ 3.939,83</text:p>
          </table:table-cell>
          <table:table-cell table:formula="of:=[.G3]-[.E3]" office:value-type="float" office:value="1313.275" calcext:value-type="float">
            <text:p>$ 1.313,28</text:p>
          </table:table-cell>
          <table:table-cell office:value-type="float" office:value="5253.1" calcext:value-type="float">
            <text:p>$ 5.253,10</text:p>
          </table:table-cell>
        </table:table-row>
        <table:table-row table:style-name="ro3">
          <table:table-cell office:value-type="string" calcext:value-type="string">
            <text:p>1º (PARKANSKY D.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9" office:value-type="float" office:value="2704.58" calcext:value-type="float">
            <text:p><text:s/>$2.704,58 </text:p>
          </table:table-cell>
          <table:table-cell table:style-name="ce9" office:value-type="float" office:value="901.53" calcext:value-type="float">
            <text:p><text:s/>$901,53 </text:p>
          </table:table-cell>
          <table:table-cell office:value-type="float" office:value="3595.4" calcext:value-type="float">
            <text:p>$ 3.595,40</text:p>
          </table:table-cell>
        </table:table-row>
        <table:table-row table:style-name="ro2">
          <table:table-cell office:value-type="string" calcext:value-type="string">
            <text:p>2º (PONSETTI O.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5]*75/100" office:value-type="float" office:value="3868.05" calcext:value-type="float">
            <text:p>$ 3.868,05</text:p>
          </table:table-cell>
          <table:table-cell table:formula="of:=[.G5]-[.E5]" office:value-type="float" office:value="1289.35" calcext:value-type="float">
            <text:p>$ 1.289,35</text:p>
          </table:table-cell>
          <table:table-cell table:style-name="ce12" office:value-type="float" office:value="5157.4" calcext:value-type="float">
            <text:p><text:s/>$5.157,40 </text:p>
          </table:table-cell>
        </table:table-row>
        <table:table-row table:style-name="ro3">
          <table:table-cell office:value-type="string" calcext:value-type="string">
            <text:p>2º (WYCZYKIER A.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G6]*75/100" office:value-type="float" office:value="2722.65" calcext:value-type="float">
            <text:p>$ 2.722,65</text:p>
          </table:table-cell>
          <table:table-cell table:formula="of:=[.G6]-[.E6]" office:value-type="float" office:value="907.55" calcext:value-type="float">
            <text:p>$ 907,55</text:p>
          </table:table-cell>
          <table:table-cell office:value-type="float" office:value="3630.2" calcext:value-type="float">
            <text:p>$ 3.630,20</text:p>
          </table:table-cell>
        </table:table-row>
        <table:table-row table:style-name="ro1">
          <table:table-cell office:value-type="string" calcext:value-type="string">
            <text:p>3º (ALTMARK)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7]*75/100" office:value-type="float" office:value="3868.05" calcext:value-type="float">
            <text:p>$ 3.868,05</text:p>
          </table:table-cell>
          <table:table-cell table:formula="of:=[.G7]-[.E7]" office:value-type="float" office:value="1289.35" calcext:value-type="float">
            <text:p>$ 1.289,35</text:p>
          </table:table-cell>
          <table:table-cell table:style-name="ce12" office:value-type="float" office:value="5157.4" calcext:value-type="float">
            <text:p><text:s/>$5.157,40 </text:p>
          </table:table-cell>
        </table:table-row>
        <table:table-row table:style-name="ro2">
          <table:table-cell office:value-type="string" calcext:value-type="string">
            <text:p>3º( YUANG SHU KIA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G8]*75/100" office:value-type="float" office:value="2722.65" calcext:value-type="float">
            <text:p>$ 2.722,65</text:p>
          </table:table-cell>
          <table:table-cell table:formula="of:=[.G8]-[.E8]" office:value-type="float" office:value="907.55" calcext:value-type="float">
            <text:p>$ 907,55</text:p>
          </table:table-cell>
          <table:table-cell office:value-type="float" office:value="3630.2" calcext:value-type="float">
            <text:p>$ 3.630,20</text:p>
          </table:table-cell>
        </table:table-row>
        <table:table-row table:style-name="ro3">
          <table:table-cell office:value-type="string" calcext:value-type="string">
            <text:p>4º (MUSCARIELLO J.)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G9]*75/100" office:value-type="float" office:value="3946.35" calcext:value-type="float">
            <text:p>$ 3.946,35</text:p>
          </table:table-cell>
          <table:table-cell table:formula="of:=[.G9]-[.E9]" office:value-type="float" office:value="1315.45" calcext:value-type="float">
            <text:p>$ 1.315,45</text:p>
          </table:table-cell>
          <table:table-cell table:style-name="ce12" office:value-type="float" office:value="5261.8" calcext:value-type="float">
            <text:p><text:s/>$5.261,80 </text:p>
          </table:table-cell>
        </table:table-row>
        <table:table-row table:style-name="ro2">
          <table:table-cell office:value-type="string" calcext:value-type="string">
            <text:p>4º (CARRERE I.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G10]*75/100" office:value-type="float" office:value="2781.375" calcext:value-type="float">
            <text:p>$ 2.781,38</text:p>
          </table:table-cell>
          <table:table-cell table:formula="of:=[.G10]-[.E10]" office:value-type="float" office:value="927.125" calcext:value-type="float">
            <text:p>$ 927,13</text:p>
          </table:table-cell>
          <table:table-cell office:value-type="float" office:value="3708.5" calcext:value-type="float">
            <text:p>$ 3.708,50</text:p>
          </table:table-cell>
        </table:table-row>
        <table:table-row table:style-name="ro2">
          <table:table-cell office:value-type="string" calcext:value-type="string">
            <text:p>5º (SANSANO M.)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G11]*75/100" office:value-type="float" office:value="3946.35" calcext:value-type="float">
            <text:p>$ 3.946,35</text:p>
          </table:table-cell>
          <table:table-cell table:formula="of:=[.G11]-[.E11]" office:value-type="float" office:value="1315.45" calcext:value-type="float">
            <text:p>$ 1.315,45</text:p>
          </table:table-cell>
          <table:table-cell table:style-name="ce12" office:value-type="float" office:value="5261.8" calcext:value-type="float">
            <text:p><text:s/>$5.261,80 </text:p>
          </table:table-cell>
        </table:table-row>
        <table:table-row table:style-name="ro2">
          <table:table-cell office:value-type="string" calcext:value-type="string">
            <text:p>5º (ALBERT M.)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G12]*75/100" office:value-type="float" office:value="2781.375" calcext:value-type="float">
            <text:p>$ 2.781,38</text:p>
          </table:table-cell>
          <table:table-cell table:formula="of:=[.G12]-[.E12]" office:value-type="float" office:value="927.125" calcext:value-type="float">
            <text:p>$ 927,13</text:p>
          </table:table-cell>
          <table:table-cell office:value-type="float" office:value="3708.5" calcext:value-type="float">
            <text:p>$ 3.708,50</text:p>
          </table:table-cell>
        </table:table-row>
        <table:table-row table:style-name="ro2">
          <table:table-cell office:value-type="string" calcext:value-type="string">
            <text:p>6º (FLEKER C.)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G13]*75/100" office:value-type="float" office:value="3946.35" calcext:value-type="float">
            <text:p>$ 3.946,35</text:p>
          </table:table-cell>
          <table:table-cell table:formula="of:=[.G13]-[.E13]" office:value-type="float" office:value="1315.45" calcext:value-type="float">
            <text:p>$ 1.315,45</text:p>
          </table:table-cell>
          <table:table-cell table:style-name="ce12" office:value-type="float" office:value="5261.8" calcext:value-type="float">
            <text:p><text:s/>$5.261,80 </text:p>
          </table:table-cell>
        </table:table-row>
        <table:table-row table:style-name="ro1">
          <table:table-cell office:value-type="string" calcext:value-type="string">
            <text:p>6º (SAMUDIO)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G14]*75/100" office:value-type="float" office:value="2781.375" calcext:value-type="float">
            <text:p>$ 2.781,38</text:p>
          </table:table-cell>
          <table:table-cell table:formula="of:=[.G14]-[.E14]" office:value-type="float" office:value="927.125" calcext:value-type="float">
            <text:p>$ 927,13</text:p>
          </table:table-cell>
          <table:table-cell office:value-type="float" office:value="3708.5" calcext:value-type="float">
            <text:p>$ 3.708,50</text:p>
          </table:table-cell>
        </table:table-row>
        <table:table-row table:style-name="ro1">
          <table:table-cell office:value-type="string" calcext:value-type="string">
            <text:p>7º (BULLOR)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G15]*75/100" office:value-type="float" office:value="3907.2" calcext:value-type="float">
            <text:p>$ 3.907,20</text:p>
          </table:table-cell>
          <table:table-cell table:formula="of:=[.G15]-[.E15]" office:value-type="float" office:value="1302.4" calcext:value-type="float">
            <text:p>$ 1.302,40</text:p>
          </table:table-cell>
          <table:table-cell office:value-type="float" office:value="5209.6" calcext:value-type="float">
            <text:p>$ 5.209,60</text:p>
          </table:table-cell>
        </table:table-row>
        <table:table-row table:style-name="ro2">
          <table:table-cell office:value-type="string" calcext:value-type="string">
            <text:p>7º (PELLICORI M.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690.85" calcext:value-type="float">
            <text:p>$ 2.690,85</text:p>
          </table:table-cell>
          <table:table-cell office:value-type="float" office:value="896.95" calcext:value-type="float">
            <text:p>$ 896,95</text:p>
          </table:table-cell>
          <table:table-cell office:value-type="float" office:value="3577.6" calcext:value-type="float">
            <text:p>$ 3.577,60</text:p>
          </table:table-cell>
        </table:table-row>
        <table:table-row table:style-name="ro1">
          <table:table-cell office:value-type="string" calcext:value-type="string">
            <text:p>8º (ERQUICIA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G17]*75/100" office:value-type="float" office:value="3874.575" calcext:value-type="float">
            <text:p>$ 3.874,58</text:p>
          </table:table-cell>
          <table:table-cell table:formula="of:=[.G17]-[.E17]" office:value-type="float" office:value="1291.525" calcext:value-type="float">
            <text:p>$ 1.291,53</text:p>
          </table:table-cell>
          <table:table-cell office:value-type="float" office:value="5166.1" calcext:value-type="float">
            <text:p>$ 5.166,10</text:p>
          </table:table-cell>
        </table:table-row>
        <table:table-row table:style-name="ro1">
          <table:table-cell office:value-type="string" calcext:value-type="string">
            <text:p>8º (MARTINO.)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G18]*75/100" office:value-type="float" office:value="2460.675" calcext:value-type="float">
            <text:p>$ 2.460,68</text:p>
          </table:table-cell>
          <table:table-cell table:formula="of:=[.G18]-[.E18]" office:value-type="float" office:value="820.225" calcext:value-type="float">
            <text:p>$ 820,23</text:p>
          </table:table-cell>
          <table:table-cell office:value-type="float" office:value="3280.9" calcext:value-type="float">
            <text:p>$ 3.280,90</text:p>
          </table:table-cell>
        </table:table-row>
        <table:table-row table:style-name="ro1">
          <table:table-cell office:value-type="string" calcext:value-type="string">
            <text:p>9º (PATRUNO )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G19]*75/100" office:value-type="float" office:value="3285.375" calcext:value-type="float">
            <text:p>$ 3.285,38</text:p>
          </table:table-cell>
          <table:table-cell table:formula="of:=[.G19]-[.E19]" office:value-type="float" office:value="1095.125" calcext:value-type="float">
            <text:p>$ 1.095,13</text:p>
          </table:table-cell>
          <table:table-cell office:value-type="float" office:value="4380.5" calcext:value-type="float">
            <text:p>$ 4.380,50</text:p>
          </table:table-cell>
        </table:table-row>
        <table:table-row table:style-name="ro1">
          <table:table-cell office:value-type="string" calcext:value-type="string">
            <text:p>9`(CARENZO)</text:p>
          </table:table-cell>
          <table:table-cell office:value-type="float" office:value="20" calcext:value-type="float">
            <text:p>20</text:p>
          </table:table-cell>
          <table:table-cell table:style-name="ce5"/>
          <table:table-cell/>
          <table:table-cell table:style-name="ce10" table:formula="of:=[.G20]*75/100" office:value-type="float" office:value="2310.6" calcext:value-type="float">
            <text:p>$ 2.310,60</text:p>
          </table:table-cell>
          <table:table-cell table:style-name="ce10" table:formula="of:=[.G20]-[.E20]" office:value-type="float" office:value="770.2" calcext:value-type="float">
            <text:p>$ 770,20</text:p>
          </table:table-cell>
          <table:table-cell office:value-type="float" office:value="3080.8" calcext:value-type="float">
            <text:p>$ 3.080,80</text:p>
          </table:table-cell>
        </table:table-row>
        <table:table-row table:style-name="ro1">
          <table:table-cell table:style-name="ce2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text>$ </number:text>
      <number:number number:decimal-places="2" number:min-integer-digits="1" number:grouping="true"/>
    </number:number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8P0"/>
    </number:currency-style>
    <number:currency-style style:name="N10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10P0"/>
    </number:currency-style>
    <number:currency-style style:name="N10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11P0"/>
    </number:currency-style>
    <number:date-style style:name="N10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AR">
      <number:day number:style="long"/>
      <number:text>-</number:text>
      <number:month number:textual="true"/>
    </number:date-style>
    <number:date-style style:name="N10114" number:language="es" number:country="AR">
      <number:month number:textual="true"/>
      <number:text>-</number:text>
      <number:year/>
    </number:date-style>
    <number:date-style style:name="N10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s" number:country="AR">
      <number:number number:decimal-places="0" number:min-integer-digits="1" number:grouping="true"/>
    </number:number-style>
    <number:number-style style:name="N10116" number:language="es" number:country="AR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0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number:min-integer-digits="1" number:grouping="true"/>
    </number:number-style>
    <number:number-style style:name="N10118" number:language="es" number:country="AR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number:min-integer-digits="1" number:grouping="true"/>
    </number:number-style>
    <number:number-style style:name="N10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s" number:country="AR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s" number:country="AR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3P2" style:volatile="true" number:language="es" number:country="AR">
      <loext:fill-character> </loext:fill-character>
      <number:text>- </number:text>
    </number:number-style>
    <number:text-style style:name="N10123" number:language="es" number:country="A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7P0" style:volatile="true" number:language="es" number:country="AR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7P1" style:volatile="true" number:language="es" number:country="AR"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27P2" style:volatile="true" number:language="es" number:country="AR">
      <number:currency-symbol/>
      <number:text> </number:text>
      <loext:fill-character> </loext:fill-character>
      <number:text>- </number:text>
    </number:currency-style>
    <number:text-style style:name="N10127" number:language="es" number:country="A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AR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s" number:country="AR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s" number:country="AR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s" number:country="A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08:30:43.7686553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 </meta:initial-creator>
    <meta:creation-date>2017-02-17T08:28:22.542100508</meta:creation-date>
    <dc:date>2017-02-17T18:47:50.562035589</dc:date>
    <dc:creator>facu 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102" meta:object-count="0"/>
  </office:meta>
</office:document-meta>
</file>